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3229in" style:rel-column-width="3345*"/>
    </style:style>
    <style:style style:name="Table1.B" style:family="table-column">
      <style:table-column-properties style:column-width="4.3722in" style:rel-column-width="629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style:writing-mode="lr-tb"/>
    </style:style>
    <style:style style:name="P4" style:family="paragraph" style:parent-style-name="AttribDesc">
      <style:paragraph-properties style:writing-mode="lr-tb"/>
    </style:style>
    <style:style style:name="P5" style:family="paragraph" style:parent-style-name="Standard">
      <style:paragraph-properties fo:margin-left="0.25in" fo:margin-right="0in" fo:text-indent="0in" style:auto-text-indent="false"/>
    </style:style>
    <style:style style:name="P6" style:family="paragraph" style:parent-style-name="Standard" style:master-page-name="">
      <style:paragraph-properties style:page-number="auto" fo:keep-with-next="always"/>
    </style:style>
    <style:style style:name="P7" style:family="paragraph" style:parent-style-name="Heading_20_2" style:master-page-name="">
      <style:paragraph-properties style:page-number="auto" fo:keep-with-next="auto"/>
    </style:style>
    <style:style style:name="P8" style:family="paragraph" style:parent-style-name="Heading_20_2" style:master-page-name="">
      <style:paragraph-properties style:page-number="auto" fo:break-before="auto" fo:break-after="auto"/>
    </style:style>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5"/>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6"/>
    <style:style style:name="P23" style:family="paragraph" style:parent-style-name="Contents_20_2">
      <style:paragraph-properties>
        <style:tab-stops>
          <style:tab-stop style:position="5.6736in" style:type="right" style:leader-style="dotted" style:leader-text="."/>
        </style:tab-stops>
      </style:paragraph-properties>
    </style:style>
    <style:style style:name="P24" style:family="paragraph" style:parent-style-name="Contents_20_1">
      <style:paragraph-properties>
        <style:tab-stops>
          <style:tab-stop style:position="5.8701in" style:type="right" style:leader-style="dotted" style:leader-text="."/>
        </style:tab-stops>
      </style:paragraph-properties>
    </style:style>
    <style:style style:name="P25" style:family="paragraph" style:parent-style-name="Contents_20_3">
      <style:paragraph-properties>
        <style:tab-stops>
          <style:tab-stop style:position="5.4772in" style:type="right" style:leader-style="dotted" style:leader-text="."/>
        </style:tab-stops>
      </style:paragraph-properties>
    </style:style>
    <style:style style:name="P26" style:family="paragraph" style:parent-style-name="Paper_20_Title" style:master-page-name="Standard">
      <style:paragraph-properties style:page-number="auto"/>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style:font-name="Arial" fo:font-weight="bold" style:font-weight-asian="bold" style:font-weight-complex="bold"/>
    </style:style>
    <style:style style:name="T11" style:family="text">
      <style:text-properties style:font-name="Arial" fo:font-size="9pt" style:font-size-asian="9pt" style:font-size-complex="9pt"/>
    </style:style>
    <style:style style:name="T12" style:family="text">
      <style:text-properties style:font-name="DejaVu Sans Condensed1"/>
    </style:style>
    <style:style style:name="T13" style:family="text">
      <style:text-properties style:font-name="DejaVu Sans Condensed" fo:font-size="8pt" style:font-size-asian="8pt" style:font-size-complex="8pt"/>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font-name="Doulos SIL"/>
    </style:style>
    <style:style style:name="T17" style:family="text">
      <style:text-properties fo:font-style="normal" style:font-style-asian="normal" style:font-style-complex="normal"/>
    </style:style>
    <style:style style:name="T18" style:family="text">
      <style:text-properties style:font-weight-asian="bold"/>
    </style:style>
    <style:style style:name="T19"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Introduction<text:tab/>3</text:p>
          <text:p text:style-name="P23">Conformance<text:tab/>3</text:p>
          <text:p text:style-name="P23">Stability<text:tab/>4</text:p>
          <text:p text:style-name="P24">Types<text:tab/>5</text:p>
          <text:p text:style-name="P23">Datatypes<text:tab/>5</text:p>
          <text:p text:style-name="P25">int<text:tab/>5</text:p>
          <text:p text:style-name="P25">float<text:tab/>5</text:p>
          <text:p text:style-name="P25">string<text:tab/>5</text:p>
          <text:p text:style-name="P25">PCDATA<text:tab/>5</text:p>
          <text:p text:style-name="P25">datetime<text:tab/>5</text:p>
          <text:p text:style-name="P25">key<text:tab/>6</text:p>
          <text:p text:style-name="P25">lang<text:tab/>6</text:p>
          <text:p text:style-name="P25">refid<text:tab/>6</text:p>
          <text:p text:style-name="P25">URL<text:tab/>6</text:p>
          <text:p text:style-name="P23">Elements<text:tab/>6</text:p>
          <text:p text:style-name="P25">span<text:tab/>6</text:p>
          <text:p text:style-name="P25">text<text:tab/>7</text:p>
          <text:p text:style-name="P25">form<text:tab/>7</text:p>
          <text:p text:style-name="P25">multitext<text:tab/>7</text:p>
          <text:p text:style-name="P25">URLRef<text:tab/>8</text:p>
          <text:p text:style-name="P25">field<text:tab/>8</text:p>
          <text:p text:style-name="P25">trait<text:tab/>8</text:p>
          <text:p text:style-name="P25">annotation<text:tab/>9</text:p>
          <text:p text:style-name="P25">extensible<text:tab/>9</text:p>
          <text:p text:style-name="P25">note<text:tab/>9</text:p>
          <text:p text:style-name="P25">phonetic<text:tab/>10</text:p>
          <text:p text:style-name="P25">etymology<text:tab/>10</text:p>
          <text:p text:style-name="P25">grammatical-info<text:tab/>10</text:p>
          <text:p text:style-name="P25">reversal<text:tab/>11</text:p>
          <text:p text:style-name="P25">translation<text:tab/>11</text:p>
          <text:p text:style-name="P25">example<text:tab/>11</text:p>
          <text:p text:style-name="P25">relation<text:tab/>11</text:p>
          <text:p text:style-name="P25">variant<text:tab/>12</text:p>
          <text:p text:style-name="P25">Sense<text:tab/>12</text:p>
          <text:p text:style-name="P25">Entry<text:tab/>13</text:p>
          <text:p text:style-name="P25">field-defn<text:tab/>14</text:p>
          <text:p text:style-name="P25">field-defns<text:tab/>14</text:p>
          <text:p text:style-name="P25">ranges<text:tab/>14</text:p>
          <text:p text:style-name="P25">header<text:tab/>14</text:p>
          <text:p text:style-name="P25">lift<text:tab/>15</text:p>
          <text:p text:style-name="P24">UML Diagrams<text:tab/>16</text:p>
          <text:p text:style-name="P23"><text:soft-page-break/>Base Elements<text:tab/>16</text:p>
          <text:p text:style-name="P23">Entry Elements<text:tab/>17</text:p>
          <text:p text:style-name="P23">Header Elements<text:tab/>17</text:p>
          <text:p text:style-name="P24">Lift Ranges<text:tab/>18</text:p>
          <text:p text:style-name="P23">Elements<text:tab/>18</text:p>
          <text:p text:style-name="P25">range-element<text:tab/>18</text:p>
          <text:p text:style-name="P25">range<text:tab/>18</text:p>
          <text:p text:style-name="P25">lift-ranges<text:tab/>18</text:p>
          <text:p text:style-name="P23">UML Diagram<text:tab/>19</text:p>
          <text:p text:style-name="P24">Ranges<text:tab/>20</text:p>
          <text:p text:style-name="P23">dialect<text:tab/>20</text:p>
          <text:p text:style-name="P23">etymology<text:tab/>20</text:p>
          <text:p text:style-name="P25">Elements<text:tab/>20</text:p>
          <text:p text:style-name="P23">grammatical-info<text:tab/>20</text:p>
          <text:p text:style-name="P23">lexical<text:tab/>20</text:p>
          <text:p text:style-name="P25">Elements<text:tab/>20</text:p>
          <text:p text:style-name="P23">note-type<text:tab/>20</text:p>
          <text:p text:style-name="P25">Elements<text:tab/>21</text:p>
          <text:p text:style-name="P23">paradigm<text:tab/>21</text:p>
          <text:p text:style-name="P25">Elements<text:tab/>21</text:p>
          <text:p text:style-name="P23">reversal-type<text:tab/>22</text:p>
          <text:p text:style-name="P23">semantic_domain<text:tab/>22</text:p>
          <text:p text:style-name="P23">status<text:tab/>22</text:p>
          <text:p text:style-name="P23">users<text:tab/>22</text:p>
          <text:p text:style-name="P24">Examples<text:tab/>23</text:p>
          <text:p text:style-name="P23">Simple Records<text:tab/>23</text:p>
          <text:p text:style-name="P23">Subentries<text:tab/>24</text:p>
          <text:p text:style-name="P23">Reverse Index<text:tab/>26</text:p>
          <text:p text:style-name="P23">Lexical Relations<text:tab/>26</text:p>
          <text:p text:style-name="P23">Hierarchies<text:tab/>27</text:p>
          <text:p text:style-name="P23">Multiple Scripts<text:tab/>28</text:p>
          <text:p text:style-name="P24">Implementation<text:tab/>30</text:p>
          <text:p text:style-name="P23">Lift Conformance<text:tab/>30</text:p>
          <text:p text:style-name="P23">Single Pass Generation<text:tab/>30</text:p>
          <text:p text:style-name="P25">Refid generation<text:tab/>30</text:p>
          <text:p text:style-name="P25">Generating LIFT<text:tab/>30</text:p>
          <text:p text:style-name="P25">Subentries<text:tab/>30</text:p>
          <text:p text:style-name="P23">Multiple Passes<text:tab/>31</text:p>
          <text:p text:style-name="P23">Roundtrip Requirements<text:tab/>31</text:p>
          <text:p text:style-name="P23">Merging XML<text:tab/>31</text:p>
          <text:p text:style-name="P24">Change History<text:tab/>32</text:p>
          <text:p text:style-name="P23">Initial Development<text:tab/>32</text:p>
        </text:index-body>
      </text:table-of-content>
      <text:p text:style-name="Standard"/>
      <text:list text:style-name="Outline">
        <text:list-item>
          <text:h text:style-name="Heading_20_1" text:outline-level="1">Introduction</text:h>
        </text:list-item>
      </text:list>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9">Provides a way of encoding all MDF concepts and is a complete language.</text:p>
        </text:list-item>
        <text:list-item>
          <text:p text:style-name="P9">Handles text represented in multiple scripts (for example a language that has multiple orthographies)</text:p>
        </text:list-item>
        <text:list-item>
          <text:p text:style-name="P9">Can store any number of analysis languages.</text:p>
        </text:list-item>
        <text:list-item>
          <text:p text:style-name="P9">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list text:style-name="Outline" text:continue-numbering="true">
        <text:list-item>
          <text:list text:continue-numbering="true">
            <text:list-item>
              <text:h text:style-name="Heading_20_2" text:outline-level="2">Conformance</text:h>
            </text:list-item>
          </text:list>
        </text:list-item>
      </text:list>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13">there are no two ids of the same type of object that are identical, including treating senses and subsenses as entries.</text:p>
        </text:list-item>
      </text:list>
      <text:list text:style-name="L3">
        <text:list-item>
          <text:p text:style-name="P14">there are corresponding ids for all refids</text:p>
        </text:list-item>
      </text:list>
      <text:list text:style-name="L4">
        <text:list-item>
          <text:p text:style-name="P15">there is a definition for all field tags used</text:p>
        </text:list-item>
        <text:list-item>
          <text:p text:style-name="P15">that in a context where only one language data is expected no data from another language is also provided.</text:p>
        </text:list-item>
        <text:list-item>
          <text:p text:style-name="P15">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list text:style-name="Outline" text:continue-numbering="true">
        <text:list-item>
          <text:list text:continue-numbering="true">
            <text:list-item>
              <text:h text:style-name="Heading_20_2" text:outline-level="2">Stability</text:h>
            </text:list-item>
          </text:list>
        </text:list-item>
      </text:list>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list text:style-name="Outline" text:continue-numbering="true">
        <text:list-item>
          <text:h text:style-name="Heading_20_1" text:outline-level="1">Types</text:h>
          <text:list>
            <text:list-item>
              <text:h text:style-name="Heading_20_2" text:outline-level="2">Datatypes</text:h>
            </text:list-item>
          </text:list>
        </text:list-item>
      </text:list>
      <text:p text:style-name="Standard">We start with the simplest types which have no attributes or children.</text:p>
      <text:list text:style-name="Outline" text:continue-numbering="true">
        <text:list-item>
          <text:list text:continue-numbering="true">
            <text:list-item>
              <text:list text:continue-numbering="true">
                <text:list-item>
                  <text:h text:style-name="Heading_20_3" text:outline-level="3">int</text:h>
                </text:list-item>
              </text:list>
            </text:list-item>
          </text:list>
        </text:list-item>
      </text:list>
      <text:p text:style-name="Standard">This is simply an integer number, stored as a string representation in base 10.</text:p>
      <text:list text:style-name="Outline" text:continue-numbering="true">
        <text:list-item>
          <text:list text:continue-numbering="true">
            <text:list-item>
              <text:list text:continue-numbering="true">
                <text:list-item>
                  <text:h text:style-name="Heading_20_3" text:outline-level="3">float</text:h>
                </text:list-item>
              </text:list>
            </text:list-item>
          </text:list>
        </text:list-item>
      </text:list>
      <text:p text:style-name="Standard">A number with integer and decimal parts separated by a period. No scientific notations are supported.</text:p>
      <text:list text:style-name="Outline" text:continue-numbering="true">
        <text:list-item>
          <text:list text:continue-numbering="true">
            <text:list-item>
              <text:list text:continue-numbering="true">
                <text:list-item>
                  <text:h text:style-name="Heading_20_3" text:outline-level="3">string</text:h>
                </text:list-item>
              </text:list>
            </text:list-item>
          </text:list>
        </text:list-item>
      </text:list>
      <text:p text:style-name="Standard">This fundamental type is just a sequence of Unicode characters.</text:p>
      <text:list text:style-name="Outline" text:continue-numbering="true">
        <text:list-item>
          <text:list text:continue-numbering="true">
            <text:list-item>
              <text:list text:continue-numbering="true">
                <text:list-item>
                  <text:h text:style-name="Heading_20_3" text:outline-level="3">PCDATA</text:h>
                </text:list-item>
              </text:list>
            </text:list-item>
          </text:list>
        </text:list-item>
      </text:list>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list text:style-name="Outline" text:continue-numbering="true">
        <text:list-item>
          <text:list text:continue-numbering="true">
            <text:list-item>
              <text:list text:continue-numbering="true">
                <text:list-item>
                  <text:h text:style-name="Heading_20_3" text:outline-level="3">datetime</text:h>
                </text:list-item>
              </text:list>
            </text:list-item>
          </text:list>
        </text:list-item>
      </text:list>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list text:style-name="Outline" text:continue-numbering="true">
        <text:list-item>
          <text:list text:continue-numbering="true">
            <text:list-item>
              <text:list text:continue-numbering="true">
                <text:list-item>
                  <text:h text:style-name="Heading_20_3" text:outline-level="3"><text:soft-page-break/>key</text:h>
                </text:list-item>
              </text:list>
            </text:list-item>
          </text:list>
        </text:list-item>
      </text:list>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list text:style-name="Outline" text:continue-numbering="true">
        <text:list-item>
          <text:list text:continue-numbering="true">
            <text:list-item>
              <text:list text:continue-numbering="true">
                <text:list-item>
                  <text:h text:style-name="Heading_20_3" text:outline-level="3">lang</text:h>
                </text:list-item>
              </text:list>
            </text:list-item>
          </text:list>
        </text:list-item>
      </text:list>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list text:style-name="Outline" text:continue-numbering="true">
        <text:list-item>
          <text:list text:continue-numbering="true">
            <text:list-item>
              <text:list text:continue-numbering="true">
                <text:list-item>
                  <text:h text:style-name="Heading_20_3" text:outline-level="3">refid</text:h>
                </text:list-item>
              </text:list>
            </text:list-item>
          </text:list>
        </text:list-item>
      </text:list>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text:p>
      <text:list text:style-name="Outline" text:continue-numbering="true">
        <text:list-item>
          <text:list text:continue-numbering="true">
            <text:list-item>
              <text:list text:continue-numbering="true">
                <text:list-item>
                  <text:h text:style-name="Heading_20_3" text:outline-level="3">URL</text:h>
                </text:list-item>
              </text:list>
            </text:list-item>
          </text:list>
        </text:list-item>
      </text:list>
      <text:p text:style-name="Standard">A URL datatype is a string containing a URL (Universal Resource Locator) as specified in RFC 3986.</text:p>
      <text:list text:style-name="Outline" text:continue-numbering="true">
        <text:list-item>
          <text:list text:continue-numbering="true">
            <text:list-item>
              <text:h text:style-name="Heading_20_2" text:outline-level="2">Elements</text:h>
            </text:list-item>
          </text:list>
        </text:list-item>
      </text:list>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list text:style-name="Outline" text:continue-numbering="true">
        <text:list-item>
          <text:list text:continue-numbering="true">
            <text:list-item>
              <text:list text:continue-numbering="true">
                <text:list-item>
                  <text:h text:style-name="Heading_20_3" text:outline-level="3">span</text:h>
                </text:list-item>
              </text:list>
            </text:list-item>
          </text:list>
        </text:list-item>
      </text:list>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text:soft-page-break/>field, plain text approaches should be used either using Unicode paragraph characters. For maximum transportability, Unicode paragraph characters should be used.</text:p>
      <text:p text:style-name="Standard">Outer level spans that merely mark the language as being the same as that of the <text:span text:style-name="Source_20_Text">form</text:span> a <text:span text:style-name="Source_20_Text">text</text:span> element is in, are redundant and should not be output.</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8">href</text:span></text:span><text:tab/>[Optional, <text:span text:style-name="code">URL</text:span>] The text included in the span is to made into a hotlink to the given URL, if the application can do that.</text:p>
      <text:p text:style-name="AttribDesc"><text:span text:style-name="code"><text:span text:style-name="T8">class</text:span></text:span><text:tab/>[Optional] Gives the style name or class of the text.</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PCDATA<text:tab/><text:tab/>The core content of a <text:span text:style-name="code">span</text:span> is unicode text</text:p>
      <text:p text:style-name="AttribDesc"><text:span text:style-name="code"><text:span text:style-name="T8">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list text:style-name="Outline" text:continue-numbering="true">
        <text:list-item>
          <text:list text:continue-numbering="true">
            <text:list-item>
              <text:list text:continue-numbering="true">
                <text:list-item>
                  <text:h text:style-name="Heading_20_3" text:outline-level="3">text</text:h>
                </text:list-item>
              </text:list>
            </text:list-item>
          </text:list>
        </text:list-item>
      </text:list>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list text:style-name="Outline" text:continue-numbering="true">
        <text:list-item>
          <text:list text:continue-numbering="true">
            <text:list-item>
              <text:list text:continue-numbering="true">
                <text:list-item>
                  <text:h text:style-name="Heading_20_3" text:outline-level="3">form</text:h>
                </text:list-item>
              </text:list>
            </text:list-item>
          </text:list>
        </text:list-item>
      </text:list>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lang</text:span></text:span><text:tab/>[Required, <text:span text:style-name="code">lang</text:span>] gives the language tag for the text.</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8">annotation</text:span></text:span><text:tab/>[Optional, Multiple, <text:span text:style-name="code">annotation</text:span>] contains various metadata for this textual element including status information.</text:p>
      <text:list text:style-name="Outline" text:continue-numbering="true">
        <text:list-item>
          <text:list text:continue-numbering="true">
            <text:list-item>
              <text:list text:continue-numbering="true">
                <text:list-item>
                  <text:h text:style-name="Heading_20_3" text:outline-level="3">multitext</text:h>
                </text:list-item>
              </text:list>
            </text:list-item>
          </text:list>
        </text:list-item>
      </text:list>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form</text:span></text:span><text:tab/>[Optional, Multiple, <text:span text:style-name="code">form</text:span>] Each representation of the information is held in a <text:span text:style-name="code">form</text:span> element.</text:p>
      <text:p text:style-name="AttribDesc"><text:soft-page-break/><text:span text:style-name="code"><text:span text:style-name="T8">trait</text:span></text:span><text:tab/>[Optional, Multiple, <text:span text:style-name="code">trait</text:span>] These attributes may be referenced by the <text:span text:style-name="code">form</text:span> elements in their <text:span text:style-name="code">traits</text:span> attribute.</text:p>
      <text:list text:style-name="Outline" text:continue-numbering="true">
        <text:list-item>
          <text:list text:continue-numbering="true">
            <text:list-item>
              <text:list text:continue-numbering="true">
                <text:list-item>
                  <text:h text:style-name="Heading_20_3" text:outline-level="3">URLRef</text:h>
                </text:list-item>
              </text:list>
            </text:list-item>
          </text:list>
        </text:list-item>
      </text:list>
      <text:p text:style-name="Standard">This is a URL with a caption. It is used to represent media items, for example for pictures in a Sense or a sound file for a phonetic representation.</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href</text:span></text:span> <text:tab/>[Required, <text:span text:style-name="code">URL</text:span>] is the URL of the resource</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label</text:span></text:span><text:tab/>[Optional, <text:span text:style-name="code">multitext</text:span>] Gives a multilingual representation of the caption for the media item.</text:p>
      <text:list text:style-name="Outline" text:continue-numbering="true">
        <text:list-item>
          <text:list text:continue-numbering="true">
            <text:list-item>
              <text:list text:continue-numbering="true">
                <text:list-item>
                  <text:h text:style-name="Heading_20_3" text:outline-level="3">field</text:h>
                </text:list-item>
              </text:list>
            </text:list-item>
          </text:list>
        </text:list-item>
      </text:list>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multitext</text:span></text:span><text:tab/>Stores the language and multiscript form of the information.</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8">dateCreated</text:span></text:span><text:tab/>[Optional, <text:span text:style-name="code">datetime</text:span>] Gives the creation date of the field.</text:p>
      <text:p text:style-name="AttribDesc"><text:span text:style-name="code"><text:span text:style-name="T8">dateModified</text:span></text:span><text:tab/>[Optional, <text:span text:style-name="code">datetime</text:span>] Gives the modification time of the field.</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trait</text:span></text:span><text:tab/>[Optional, Multiple, <text:span text:style-name="code">flag</text:span>] Gives additional information about the field.</text:p>
      <text:p text:style-name="AttribDesc"><text:span text:style-name="code"><text:span text:style-name="T8">form</text:span></text:span><text:tab/>[Optional, Multiple, <text:span text:style-name="code">span</text:span>] The multilingual representation of the field content for a particular writing system.</text:p>
      <text:p text:style-name="AttribDesc"><text:span text:style-name="code"><text:span text:style-name="T8">annotation</text:span></text:span><text:tab/>[Optional, Multiple, <text:span text:style-name="code">annotation</text:span>] Adds metainformation describing the element.</text:p>
      <text:list text:style-name="Outline" text:continue-numbering="true">
        <text:list-item>
          <text:list text:continue-numbering="true">
            <text:list-item>
              <text:list text:continue-numbering="true">
                <text:list-item>
                  <text:h text:style-name="Heading_20_3" text:outline-level="3">trait</text:h>
                </text:list-item>
              </text:list>
            </text:list-item>
          </text:list>
        </text:list-item>
      </text:list>
      <text:p text:style-name="Standard">A trait is an important mechanism for giving type information to an object or adding binary constraints. There are many ways of interpretting a <text:span text:style-name="code">trait</text:span>.</text:p>
      <text:p text:style-name="P3">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name</text:span></text:span><text:tab/>[Required, <text:span text:style-name="code">key</text:span>]. This is the identifier of a particular <text:span text:style-name="code">range</text:span>.</text:p>
      <text:p text:style-name="AttribDesc"><text:span text:style-name="code"><text:span text:style-name="T8">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8">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Content</text:h>
                    </text:list-item>
                  </text:list>
                </text:list-item>
              </text:list>
            </text:list-item>
          </text:list>
        </text:list-item>
      </text:list>
      <text:p text:style-name="AttribDesc"><text:span text:style-name="code"><text:span text:style-name="T8">annotation</text:span></text:span><text:span text:style-name="code"><text:span text:style-name="T8"><text:tab/></text:span></text:span>[Optional, Multiple, <text:span text:style-name="code">annotation</text:span>] Contains meta information about the trait. For example it may give a status or an edit history for the trait.</text:p>
      <text:list text:style-name="Outline" text:continue-numbering="true">
        <text:list-item>
          <text:list text:continue-numbering="true">
            <text:list-item>
              <text:list text:continue-numbering="true">
                <text:list-item>
                  <text:h text:style-name="Heading_20_3" text:outline-level="3">annotation</text:h>
                </text:list-item>
              </text:list>
            </text:list-item>
          </text:list>
        </text:list-item>
      </text:list>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trait</text:span> would give. It is purely commentary. It differs from a <text:span text:style-name="Source_20_Text">note</text:span> in that it is designed to hold meta-information about its parent rather than content of the parent.</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multitext</text:span></text:span><text:tab/>Gives a comment on the annotation.</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name</text:span></text:span><text:span text:style-name="code"><text:span text:style-name="T8"><text:tab/></text:span></text:span>[Required, <text:span text:style-name="code">key</text:span>] Gives the range set from which this status value is taken,</text:p>
      <text:p text:style-name="AttribDesc"><text:span text:style-name="code"><text:span text:style-name="T8">value</text:span></text:span><text:tab/>[Required, <text:span text:style-name="code">key</text:span>] Contains the value of the the <text:span text:style-name="code">type</text:span> either now or in the past.</text:p>
      <text:p text:style-name="AttribDesc"><text:span text:style-name="code"><text:span text:style-name="T8">who</text:span></text:span><text:tab/>[Optional, <text:span text:style-name="code">key</text:span>] Specifies are particular element from the <text:span text:style-name="code">users</text:span> range.</text:p>
      <text:p text:style-name="AttribDesc"><text:span text:style-name="code"><text:span text:style-name="T8">when<text:tab/></text:span></text:span>[Optional, <text:span text:style-name="code">datetime</text:span>] Specifies the date/time that the trait was set.</text:p>
      <text:list text:style-name="Outline" text:continue-numbering="true">
        <text:list-item>
          <text:list text:continue-numbering="true">
            <text:list-item>
              <text:list text:continue-numbering="true">
                <text:list-item>
                  <text:h text:style-name="Heading_20_3" text:outline-level="3">extensible</text:h>
                </text:list-item>
              </text:list>
            </text:list-item>
          </text:list>
        </text:list-item>
      </text:list>
      <text:p text:style-name="Standard">Many types contain the same set of elements that are used for adding extra information in a controlled extensible way. This type is used to provide that extra information and is only inherited from in order to add those elements.</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8">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8">field</text:span></text:span><text:tab/>[Optional, Multiple, <text:span text:style-name="code">field</text:span>] Holds extra textual information.</text:p>
      <text:p text:style-name="AttribDesc"><text:span text:style-name="code"><text:span text:style-name="T8">trait</text:span></text:span><text:tab/>[Optional, Multiple, <text:span text:style-name="code">flag</text:span>] Adds type, filter, trait information.</text:p>
      <text:p text:style-name="AttribDesc"><text:span text:style-name="code"><text:span text:style-name="T8">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list text:style-name="Outline" text:continue-numbering="true">
        <text:list-item>
          <text:list text:continue-numbering="true">
            <text:list-item>
              <text:list text:continue-numbering="true">
                <text:list-item>
                  <text:h text:style-name="Heading_20_3" text:outline-level="3">note</text:h>
                </text:list-item>
              </text:list>
            </text:list-item>
          </text:list>
        </text:list-item>
      </text:list>
      <text:p text:style-name="Standard">A <text:span text:style-name="code">note</text:span> is used for storing descriptive information of many kinds including comments, bibliographic information and domain specific notes. Notes are used to hold informational content rather than meta-information about an element, for which an <text:span text:style-name="Source_20_Text">annotation</text:span> should be used.</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multitext</text:span></text:span><text:tab/>Stores the note content, giving its language.</text:p>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Attributes</text:h>
                    </text:list-item>
                  </text:list>
                </text:list-item>
              </text:list>
            </text:list-item>
          </text:list>
        </text:list-item>
      </text:list>
      <text:p text:style-name="AttribDesc"><text:span text:style-name="code"><text:span text:style-name="T8">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list text:style-name="Outline" text:continue-numbering="true">
        <text:list-item>
          <text:list text:continue-numbering="true">
            <text:list-item>
              <text:list text:continue-numbering="true">
                <text:list-item>
                  <text:h text:style-name="Heading_20_3" text:outline-level="3">phonetic</text:h>
                </text:list-item>
              </text:list>
            </text:list-item>
          </text:list>
        </text:list-item>
      </text:list>
      <text:p text:style-name="Standard">This represents a single phonetic representation.</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multitext</text:span></text:span><text:tab/>Allows for storage of different representation forms of the text.</text:p>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media</text:span></text:span><text:tab/>[Optional, Multiple, <text:span text:style-name="code">URLRef</text:span>] Stores an audio representation of the text.</text:p>
      <text:p text:style-name="AttribDesc"><text:span text:style-name="code"><text:span text:style-name="T8">form</text:span></text:span><text:tab/>[Optional, Multiple, <text:span text:style-name="code">span</text:span>] Stores the phonetic representation using whichever writing system: IPA, Americanist, etc..</text:p>
      <text:list text:style-name="Outline" text:continue-numbering="true">
        <text:list-item>
          <text:list text:continue-numbering="true">
            <text:list-item>
              <text:list text:continue-numbering="true">
                <text:list-item>
                  <text:h text:style-name="Heading_20_3" text:outline-level="3">etymology</text:h>
                </text:list-item>
              </text:list>
            </text:list-item>
          </text:list>
        </text:list-item>
      </text:list>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8">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list text:style-name="Outline" text:continue-numbering="true">
        <text:list-item>
          <text:list text:continue-numbering="true">
            <text:list-item>
              <text:list text:continue-numbering="true">
                <text:list-item>
                  <text:list text:continue-numbering="true">
                    <text:list-item>
                      <text:h text:style-name="Heading_20_4" text:outline-level="4">Contents</text:h>
                    </text:list-item>
                  </text:list>
                </text:list-item>
              </text:list>
            </text:list-item>
          </text:list>
        </text:list-item>
      </text:list>
      <text:p text:style-name="AttribDesc"><text:span text:style-name="code"><text:span text:style-name="T8">gloss</text:span></text:span><text:tab/>[Optional, Multiple, <text:span text:style-name="code">form</text:span>] Gives glosses of the word that the etymological relationship is with.</text:p>
      <text:p text:style-name="AttribDesc"><text:span text:style-name="code"><text:span text:style-name="T8">form</text:span></text:span><text:tab/>[Required, <text:span text:style-name="code">form</text:span>] Holds the form of the etymological reference.</text:p>
      <text:list text:style-name="Outline" text:continue-numbering="true">
        <text:list-item>
          <text:list text:continue-numbering="true">
            <text:list-item>
              <text:list text:continue-numbering="true">
                <text:list-item>
                  <text:h text:style-name="Heading_20_3" text:outline-level="3">grammatical-info</text:h>
                </text:list-item>
              </text:list>
            </text:list-item>
          </text:list>
        </text:list-item>
      </text:list>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atical-info</text:span> rang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value</text:span></text:span><text:tab/>[Required, <text:span text:style-name="code">key</text:span>] The part of speech tag into the <text:span text:style-name="code">grammatical-info</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trait</text:span></text:span><text:tab/>[Optional, Multiple, <text:span text:style-name="code">trait</text:span>] Allows grammatical information to have attributes.</text:p>
      <text:list text:style-name="Outline" text:continue-numbering="true">
        <text:list-item>
          <text:list text:continue-numbering="true">
            <text:list-item>
              <text:list text:continue-numbering="true">
                <text:list-item>
                  <text:h text:style-name="Heading_20_3" text:outline-level="3"><text:soft-page-break/>reversal</text:h>
                </text:list-item>
              </text:list>
            </text:list-item>
          </text:list>
        </text:list-item>
      </text:list>
      <text:p text:style-name="Standard">Reverse indexes in a dictionary are a key tool for enabling a wider use of a dictionary.</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multitext</text:span></text:span><text:tab/>Stores the reversal entry with its languag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p text:style-name="AttribDesc"><text:span text:style-name="T8">grammatical-info</text:span><text:tab/>[Optional, <text:span text:style-name="Source_20_Text">grammatical-info</text:span>] The mapping between the grammatical information for a sense may not be the same for a particular reversal. This allows a reversal relation to specify what the grammatical information is in the reversal language.</text:p>
      <text:list text:style-name="Outline" text:continue-numbering="true">
        <text:list-item>
          <text:list text:continue-numbering="true">
            <text:list-item>
              <text:list text:continue-numbering="true">
                <text:list-item>
                  <text:h text:style-name="Heading_20_3" text:outline-level="3">translation</text:h>
                </text:list-item>
              </text:list>
            </text:list-item>
          </text:list>
        </text:list-item>
      </text:list>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type</text:span></text:span><text:tab/>[Optional, <text:span text:style-name="code">key</text:span>] Gives the type of the translation. This is also a key into the <text:span text:style-name="code">translation-types</text:span> range set.</text:p>
      <text:list text:style-name="Outline" text:continue-numbering="true">
        <text:list-item>
          <text:list text:continue-numbering="true">
            <text:list-item>
              <text:list text:continue-numbering="true">
                <text:list-item>
                  <text:h text:style-name="Heading_20_3" text:outline-level="3">example</text:h>
                </text:list-item>
              </text:list>
            </text:list-item>
          </text:list>
        </text:list-item>
      </text:list>
      <text:p text:style-name="Standard">An example gives an example sentence or phrase in the language and glosses in of that example in other languages.</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8">multitext</text:span></text:span><text:tab/>Stores the content of the example in the main language of the dictionar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P4"><text:span text:style-name="code"><text:span text:style-name="T8">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list text:style-name="Outline" text:continue-numbering="true">
        <text:list-item>
          <text:list text:continue-numbering="true">
            <text:list-item>
              <text:list text:continue-numbering="true">
                <text:list-item>
                  <text:h text:style-name="Heading_20_3" text:outline-level="3">relation</text:h>
                </text:list-item>
              </text:list>
            </text:list-item>
          </text:list>
        </text:list-item>
      </text:list>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text:soft-page-break/>a <text:span text:style-name="code">Sense</text:span> is a strong indication as to whether that relation should be published or not. Further, relations are included here for ease of implementation to facilitate single pass data conversion.</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code"><text:span text:style-name="T8">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8">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8">usage</text:span></text:span><text:tab/>[Optional, <text:span text:style-name="code">multitext</text:span>] Gives information on usage in a particular language. </text:p>
      <text:list text:style-name="Outline" text:continue-numbering="true">
        <text:list-item>
          <text:list text:continue-numbering="true">
            <text:list-item>
              <text:list text:continue-numbering="true">
                <text:list-item>
                  <text:h text:style-name="Heading_20_3" text:outline-level="3">variant</text:h>
                </text:list-item>
              </text:list>
            </text:list-item>
          </text:list>
        </text:list-item>
      </text:list>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8">multitext</text:span></text:span><text:tab/>Gives the variation to the main lexical form.</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ref</text:span></text:span><text:tab/>[Optional, <text:span text:style-name="code">refentry</text:span>] Gives the variation as a reference to another entry or sense rather than specifying the <text:span text:style-name="code">form</text:spa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8">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list text:style-name="Outline" text:continue-numbering="true">
        <text:list-item>
          <text:list text:continue-numbering="true">
            <text:list-item>
              <text:list text:continue-numbering="true">
                <text:list-item>
                  <text:h text:style-name="Heading_20_3" text:outline-level="3">Sense</text:h>
                </text:list-item>
              </text:list>
            </text:list-item>
          </text:list>
        </text:list-item>
      </text:list>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oft-page-break/><text:span text:style-name="code"><text:span text:style-name="T8">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grammatical-info</text:span></text:span><text:tab/>[Optional, <text:span text:style-name="code">grammi</text:span>] Grammatical information.</text:p>
      <text:p text:style-name="AttribDesc"><text:span text:style-name="code"><text:span text:style-name="T8">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4"><text:span text:style-name="code"><text:span text:style-name="T8">definition</text:span></text:span><text:tab/>[Optional, <text:span text:style-name="code">multitext</text:span>] Gives the definition in multiple languages and writing systems.</text:p>
      <text:p text:style-name="AttribDesc"><text:span text:style-name="code"><text:span text:style-name="T8">relation</text:span></text:span><text:tab/>[Optional, Multiple, <text:span text:style-name="code">relation</text:span>] While a lexical relation isn't strictly owned by a sense it is a good place to hold it.</text:p>
      <text:p text:style-name="AttribDesc"><text:span text:style-name="code"><text:span text:style-name="T8">note</text:span></text:span><text:tab/>[Optional, Multiple, <text:span text:style-name="code">note</text:span>] There are lots of different types of notes.</text:p>
      <text:p text:style-name="AttribDesc"><text:span text:style-name="code"><text:span text:style-name="T8">example</text:span></text:span><text:tab/>[Optional, Multiple, <text:span text:style-name="code">example</text:span>] Examples may be used for different target audiences.</text:p>
      <text:p text:style-name="AttribDesc"><text:span text:style-name="code"><text:span text:style-name="T8">reversal</text:span></text:span><text:tab/>[Optional, Multiple, <text:span text:style-name="code">reversal</text:span>] There may be different reversal indexes.</text:p>
      <text:p text:style-name="AttribDesc"><text:span text:style-name="code"><text:span text:style-name="T8">illustration<text:tab/></text:span></text:span><text:tab/>[Optional, Multiple, <text:s/><text:span text:style-name="code">URLref</text:span>] The picture doesn't have to be static.</text:p>
      <text:p text:style-name="AttribDesc"><text:span text:style-name="code"><text:span text:style-name="T8">subsense</text:span></text:span><text:tab/>[Optional, Multiple, <text:span text:style-name="code">Sense</text:span>] Sense can form a hierarchy.</text:p>
      <text:list text:style-name="Outline" text:continue-numbering="true">
        <text:list-item>
          <text:list text:continue-numbering="true">
            <text:list-item>
              <text:list text:continue-numbering="true">
                <text:list-item>
                  <text:h text:style-name="Heading_20_3" text:outline-level="3">Entry</text:h>
                </text:list-item>
              </text:list>
            </text:list-item>
          </text:list>
        </text:list-item>
      </text:list>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P4"><text:span text:style-name="code"><text:span text:style-name="T8">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8">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8">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8">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8">citation</text:span></text:span><text:tab/>[Optional, <text:span text:style-name="code">multitext</text:span>] This is the form that is to be printed in the dictionary.</text:p>
      <text:p text:style-name="AttribDesc"><text:soft-page-break/><text:span text:style-name="code"><text:span text:style-name="T8">pronunciation</text:span></text:span><text:tab/>[Optional, Multiple, <text:span text:style-name="code">phonetic</text:span>] There can be multiple phonetic forms of an entry. Their presence implies free variation.</text:p>
      <text:p text:style-name="AttribDesc"><text:span text:style-name="code"><text:span text:style-name="T8">variant</text:span></text:span><text:tab/>[Optional, Multiple, <text:span text:style-name="code">variant</text:span>] Any constrained variants or free orthographic variants.</text:p>
      <text:p text:style-name="AttribDesc"><text:span text:style-name="code"><text:span text:style-name="T8">sense</text:span></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8">note</text:span></text:span><text:tab/>[Optional, Multiple, <text:span text:style-name="code">note</text:span>] The more notes you keep the better.</text:p>
      <text:p text:style-name="AttribDesc"><text:span text:style-name="code"><text:span text:style-name="T8">relation</text:span></text:span><text:tab/>[Optional, Multiple, <text:span text:style-name="code">relation</text:span>] Gives a lexical relationship between this entry and another <text:span text:style-name="code">Entry</text:span> or <text:span text:style-name="code">Sense</text:span>.</text:p>
      <text:p text:style-name="AttribDesc"><text:span text:style-name="code"><text:span text:style-name="T8">etymology</text:span></text:span><text:tab/>[Optional, Multiple, <text:span text:style-name="code">etymology</text:span>] Differs from a lexical relation in that it has no referant in the lexicon. The other word is outside the language.</text:p>
      <text:list text:style-name="Outline" text:continue-numbering="true">
        <text:list-item>
          <text:list text:continue-numbering="true">
            <text:list-item>
              <text:list text:continue-numbering="true">
                <text:list-item>
                  <text:h text:style-name="Heading_20_3" text:outline-level="3">field-defn</text:h>
                </text:list-item>
              </text:list>
            </text:list-item>
          </text:list>
        </text:list-item>
      </text:list>
      <text:p text:style-name="Standard">A field definition gives information about a particular field type that may be used by an application to add information not part of the LIFT standard.</text:p>
      <text:list text:style-name="Outline" text:continue-numbering="true">
        <text:list-item>
          <text:list text:continue-numbering="true">
            <text:list-item>
              <text:list text:continue-numbering="true">
                <text:list-item>
                  <text:list text:continue-numbering="true">
                    <text:list-item>
                      <text:h text:style-name="Heading_20_4" text:outline-level="4">Inheritance</text:h>
                    </text:list-item>
                  </text:list>
                </text:list-item>
              </text:list>
            </text:list-item>
          </text:list>
        </text:list-item>
      </text:list>
      <text:p text:style-name="AttribDesc"><text:span text:style-name="code"><text:span text:style-name="T8">multitext</text:span></text:span><text:tab/>Contains a multilingual description of this particular field.</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tag</text:span></text:span><text:tab/>[Required, <text:span text:style-name="code">key</text:span>] This key corresponds to the <text:span text:style-name="code">tag</text:span> attribute found in all <text:span text:style-name="code">field</text:span>s for which this is the definition.</text:p>
      <text:list text:style-name="Outline" text:continue-numbering="true">
        <text:list-item>
          <text:list text:continue-numbering="true">
            <text:list-item>
              <text:list text:continue-numbering="true">
                <text:list-item>
                  <text:h text:style-name="Heading_20_3" text:outline-level="3">field-defns</text:h>
                </text:list-item>
              </text:list>
            </text:list-item>
          </text:list>
        </text:list-item>
      </text:list>
      <text:p text:style-name="Standard">This is a simple list of <text:span text:style-name="code">field-defn</text:spa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field</text:span></text:span><text:tab/>[Optional, Multiple, <text:span text:style-name="code">field-defn</text:span>] The field definitions for all the field types used in this document.</text:p>
      <text:list text:style-name="Outline" text:continue-numbering="true">
        <text:list-item>
          <text:list text:continue-numbering="true">
            <text:list-item>
              <text:list text:continue-numbering="true">
                <text:list-item>
                  <text:h text:style-name="Heading_20_3" text:outline-level="3">ranges</text:h>
                </text:list-item>
              </text:list>
            </text:list-item>
          </text:list>
        </text:list-item>
      </text:list>
      <text:p text:style-name="Standard">This is an array of <text:span text:style-name="code">range</text:span>. Details of the class <text:span text:style-name="Source_20_Text">range</text:span> and <text:span text:style-name="Source_20_Text">range-element</text:span> are found in the section on Lift Ranges.</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range</text:span></text:span><text:tab/>[Optional, Multiple, <text:span text:style-name="code">range-ref</text:span>] Gives information about where to find the definition of an associated <text:span text:style-name="code">range</text:span>.</text:p>
      <text:list text:style-name="Outline" text:continue-numbering="true">
        <text:list-item>
          <text:list text:continue-numbering="true">
            <text:list-item>
              <text:list text:continue-numbering="true">
                <text:list-item>
                  <text:h text:style-name="Heading_20_3" text:outline-level="3">header</text:h>
                </text:list-item>
              </text:list>
            </text:list-item>
          </text:list>
        </text:list-item>
      </text:list>
      <text:p text:style-name="Standard">This holds the header information for a LIFT file including <text:span text:style-name="code">range-ref</text:span> information and added <text:span text:style-name="code">field-defns</text:span> along with any <text:span text:style-name="code">style-defns</text:spa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8">description<text:tab/></text:span></text:span>[Optional, <text:span text:style-name="code">multitext</text:span>] Contains a multilingual description of the lexicon for information purposes only.</text:p>
      <text:p text:style-name="AttribDesc"><text:span text:style-name="code"><text:span text:style-name="T8">ranges</text:span></text:span><text:tab/>[Optional, <text:span text:style-name="code">ranges</text:span>] <text:s/>Contains all the <text:span text:style-name="code">range-ref</text:span> information.</text:p>
      <text:p text:style-name="AttribDesc"><text:soft-page-break/><text:span text:style-name="code"><text:span text:style-name="T8">fields</text:span></text:span><text:tab/>[Optional, <text:span text:style-name="code">field-defns</text:span>] Contains definitions for all the <text:span text:style-name="code">field</text:span> types used in the document.</text:p>
      <text:list text:style-name="Outline" text:continue-numbering="true">
        <text:list-item>
          <text:list text:continue-numbering="true">
            <text:list-item>
              <text:list text:continue-numbering="true">
                <text:list-item>
                  <text:h text:style-name="Heading_20_3" text:outline-level="3">lift</text:h>
                </text:list-item>
              </text:list>
            </text:list-item>
          </text:list>
        </text:list-item>
      </text:list>
      <text:p text:style-name="Standard">This is the root node of the document and contains a header and all the entries in the databas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8">producer</text:span></text:span><text:tab/>[Optional, <text:span text:style-name="code">string</text:span>] Identifies the particular producer of this lift file.</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header</text:span></text:span><text:tab/>[Optional, <text:span text:style-name="code">header</text:span>] Contains the header information for the database</text:p>
      <text:p text:style-name="AttribDesc"><text:span text:style-name="code"><text:span text:style-name="T8">entry</text:span></text:span><text:tab/>[Optional, Multiple, <text:span text:style-name="code">Entry</text:span>] Each of the entries in the lexicon. No order is implied.</text:p>
      <text:list text:style-name="Outline" text:continue-numbering="true">
        <text:list-item>
          <text:h text:style-name="Heading_20_1" text:outline-level="1">UML Diagrams</text:h>
        </text:list-item>
      </text:list>
      <text:p text:style-name="Standard">The following diagrams show the inter-relationships between the elements in the standard.</text:p>
      <text:list text:style-name="Outline" text:continue-numbering="true">
        <text:list-item>
          <text:list text:continue-numbering="true">
            <text:list-item>
              <text:h text:style-name="P7" text:outline-level="2">Base Elements</text:h>
            </text:list-item>
          </text:list>
        </text:list-item>
      </text:list>
      <text:p text:style-name="Standard"><draw:frame draw:style-name="fr1" draw:name="graphics1" text:anchor-type="paragraph" svg:width="5.7528in" style:rel-width="98%" svg:height="5.7264in" style:rel-height="58%" draw:z-index="0"><draw:image xlink:href="../base_class.png" xlink:type="simple" xlink:show="embed" xlink:actuate="onLoad"/></draw:frame></text:p>
      <text:list text:style-name="Outline" text:continue-numbering="true">
        <text:list-item>
          <text:list text:continue-numbering="true">
            <text:list-item>
              <text:h text:style-name="Heading_20_2" text:outline-level="2"><text:soft-page-break/>Entry Elements</text:h>
            </text:list-item>
          </text:list>
        </text:list-item>
      </text:list>
      <text:p text:style-name="P6"><draw:frame draw:style-name="fr2" draw:name="graphics3" text:anchor-type="paragraph" svg:x="0in" svg:y="0.1in" svg:width="5.811in" style:rel-width="99%" svg:height="4.8382in" style:rel-height="49%" draw:z-index="3"><draw:image xlink:href="../entry%20class.png" xlink:type="simple" xlink:show="embed" xlink:actuate="onLoad"/></draw:frame></text:p>
      <text:list text:style-name="Outline" text:continue-numbering="true">
        <text:list-item>
          <text:list text:continue-numbering="true">
            <text:list-item>
              <text:h text:style-name="Heading_20_2" text:outline-level="2">Header Elements</text:h>
            </text:list-item>
          </text:list>
        </text:list-item>
      </text:list>
      <text:p text:style-name="Standard"><draw:frame draw:style-name="fr3" draw:name="graphics2" text:anchor-type="paragraph" svg:x="0.2in" svg:y="0.3201in" svg:width="5.811in" style:rel-width="99%" svg:height="3.061in" style:rel-height="31%" draw:z-index="1"><draw:image xlink:href="../header%20class.png" xlink:type="simple" xlink:show="embed" xlink:actuate="onLoad" draw:filter-name="&lt;All formats&gt;"/></draw:frame></text:p>
      <text:list text:style-name="Outline" text:continue-numbering="true">
        <text:list-item>
          <text:h text:style-name="Heading_20_1" text:outline-level="1">Lift Ranges</text:h>
          <text:list>
            <text:list-item>
              <text:h text:style-name="Heading_20_2" text:outline-level="2">Elements</text:h>
              <text:list>
                <text:list-item>
                  <text:h text:style-name="Heading_20_3" text:outline-level="3">range-element</text:h>
                </text:list-item>
              </text:list>
            </text:list-item>
          </text:list>
        </text:list-item>
      </text:list>
      <text:p text:style-name="Standard">A <text:span text:style-name="code">range-element</text:span> is the description of a particular range element found in a particular <text:span text:style-name="code">range</text:span>.</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8">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8">guid</text:span></text:span><text:tab/>[Optional, <text:span text:style-name="code">string</text:span>] Allows a particular <text:span text:style-name="code">range-element</text:span> to be uniquely identified, particularly across versions of a file.</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description</text:span></text:span><text:tab/>[Optional, Multiple, <text:span text:style-name="code">multitext</text:span>] Holds the description of the element.</text:p>
      <text:p text:style-name="AttribDesc"><text:span text:style-name="code"><text:span text:style-name="T8">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8">abbrev</text:span></text:span><text:tab/>[Optional, Multiple, <text:span text:style-name="code">multitext</text:span>] Gives an optional abbreviation for this <text:span text:style-name="code">range-element</text:span> in other languages for GUI purposes.</text:p>
      <text:list text:style-name="Outline" text:continue-numbering="true">
        <text:list-item>
          <text:list text:continue-numbering="true">
            <text:list-item>
              <text:list text:continue-numbering="true">
                <text:list-item>
                  <text:h text:style-name="Heading_20_3" text:outline-level="3">range</text:h>
                </text:list-item>
              </text:list>
            </text:list-item>
          </text:list>
        </text:list-item>
      </text:list>
      <text:p text:style-name="Standard">A <text:span text:style-name="code">range</text:span> is a set of <text:span text:style-name="code">range-elements</text:span> and is used to identify both the group of <text:span text:style-name="code">range-elements</text:span> but also to some extent their type.</text:p>
      <text:list text:style-name="Outline" text:continue-numbering="true">
        <text:list-item>
          <text:list text:continue-numbering="true">
            <text:list-item>
              <text:list text:continue-numbering="true">
                <text:list-item>
                  <text:list text:continue-numbering="true">
                    <text:list-item>
                      <text:h text:style-name="Heading_20_4" text:outline-level="4">Attributes</text:h>
                    </text:list-item>
                  </text:list>
                </text:list-item>
              </text:list>
            </text:list-item>
          </text:list>
        </text:list-item>
      </text:list>
      <text:p text:style-name="AttribDesc"><text:span text:style-name="code"><text:span text:style-name="T8">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8">guid</text:span></text:span><text:tab/>[Optional, <text:span text:style-name="code">string</text:span>] Allows a particular <text:span text:style-name="code">range</text:span> to be uniquely identified, particularly when referenced from a lexicon.</text:p>
      <text:p text:style-name="AttribDesc"><text:span text:style-name="T8">href</text:span><text:tab/>[Optional, <text:span text:style-name="Source_20_Text">URL</text:span>] This attribute may not be used within an external range definition file. In a standard LIFT file, the <text:span text:style-name="Source_20_Text">href</text:span> attribute may be used to reference an external <text:span text:style-name="Source_20_Text">lift-ranges</text:span> file that contains a definition for this range. Any children to this <text:span text:style-name="Source_20_Text">range</text:span> element in the LIFT file override the values (by addition or replacement) in the external range definition.</text:p>
      <text:list text:style-name="Outline" text:continue-numbering="true">
        <text:list-item>
          <text:list text:continue-numbering="true">
            <text:list-item>
              <text:list text:continue-numbering="true">
                <text:list-item>
                  <text:list text:continue-numbering="true">
                    <text:list-item>
                      <text:h text:style-name="Heading_20_4" text:outline-level="4">Content</text:h>
                    </text:list-item>
                  </text:list>
                </text:list-item>
              </text:list>
            </text:list-item>
          </text:list>
        </text:list-item>
      </text:list>
      <text:p text:style-name="AttribDesc"><text:span text:style-name="code"><text:span text:style-name="T8">description</text:span></text:span><text:tab/>[Optional, <text:span text:style-name="code">multitext</text:span>] Used to give a multilingual description of the <text:span text:style-name="code">range</text:span>.</text:p>
      <text:p text:style-name="AttribDesc"><text:span text:style-name="code"><text:span text:style-name="T8">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8">label</text:span></text:span><text:tab/>[Optional, Multiple, <text:span text:style-name="code">multitext</text:span>] Gives a multilingual label to this <text:span text:style-name="code">range-set</text:span> for GUI purposes.</text:p>
      <text:p text:style-name="AttribDesc"><text:span text:style-name="code"><text:span text:style-name="T8">abbrev</text:span></text:span><text:tab/>[Optional, Multiple, <text:span text:style-name="code">multitext</text:span>] Gives an abbreviation for this <text:span text:style-name="code">range-set</text:span> in multiple languages, for GUI purposes.</text:p>
      <text:list text:style-name="Outline" text:continue-numbering="true">
        <text:list-item>
          <text:list text:continue-numbering="true">
            <text:list-item>
              <text:list text:continue-numbering="true">
                <text:list-item>
                  <text:h text:style-name="Heading_20_3" text:outline-level="3">lift-ranges</text:h>
                </text:list-item>
              </text:list>
            </text:list-item>
          </text:list>
        </text:list-item>
      </text:list>
      <text:p text:style-name="Standard">The root element of the Lift Ranges file type. </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Content</text:h>
                    </text:list-item>
                  </text:list>
                </text:list-item>
              </text:list>
            </text:list-item>
          </text:list>
        </text:list-item>
      </text:list>
      <text:p text:style-name="AttribDesc"><text:span text:style-name="code"><text:span text:style-name="T8">range</text:span></text:span><text:tab/>[Required, Multiple, <text:span text:style-name="code">range</text:span>] A <text:span text:style-name="code">range</text:span> definition.</text:p>
      <text:list text:style-name="Outline" text:continue-numbering="true">
        <text:list-item>
          <text:list text:continue-numbering="true">
            <text:list-item>
              <text:h text:style-name="Heading_20_2" text:outline-level="2">UML Diagram</text:h>
            </text:list-item>
          </text:list>
        </text:list-item>
      </text:list>
      <text:p text:style-name="Standard"><draw:frame draw:style-name="fr1" draw:name="graphics4" text:anchor-type="paragraph" svg:width="4.6457in" svg:height="3.5209in" draw:z-index="2"><draw:image xlink:href="../RangeSets%20class.png" xlink:type="simple" xlink:show="embed" xlink:actuate="onLoad"/></draw:frame></text:p>
      <text:list text:style-name="Outline" text:continue-numbering="true">
        <text:list-item>
          <text:h text:style-name="Heading_20_1" text:outline-level="1">Ranges</text:h>
        </text:list-item>
      </text:list>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list text:style-name="Outline" text:continue-numbering="true">
        <text:list-item>
          <text:list text:continue-numbering="true">
            <text:list-item>
              <text:h text:style-name="Heading_20_2" text:outline-level="2">dialect</text:h>
            </text:list-item>
          </text:list>
        </text:list-item>
      </text:list>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list text:style-name="Outline" text:continue-numbering="true">
        <text:list-item>
          <text:list text:continue-numbering="true">
            <text:list-item>
              <text:h text:style-name="Heading_20_2" text:outline-level="2">etymology</text:h>
            </text:list-item>
          </text:list>
        </text:list-item>
      </text:list>
      <text:p text:style-name="Standard">This range set lists all the etymological relations needed.</text:p>
      <text:list text:style-name="Outline" text:continue-numbering="true">
        <text:list-item>
          <text:list text:continue-numbering="true">
            <text:list-item>
              <text:list text:continue-numbering="true">
                <text:list-item>
                  <text:h text:style-name="Heading_20_3" text:outline-level="3">Elements</text:h>
                </text:list-item>
              </text:list>
            </text:list-item>
          </text:list>
        </text:list-item>
      </text:list>
      <text:p text:style-name="AttribDesc"><text:span text:style-name="code"><text:span text:style-name="T8">borrowed</text:span></text:span><text:tab/>The word is borrowed from another language</text:p>
      <text:p text:style-name="AttribDesc"><text:span text:style-name="code"><text:span text:style-name="T8">proto</text:span></text:span><text:tab/>The proto form of the word in another language</text:p>
      <text:list text:style-name="Outline" text:continue-numbering="true">
        <text:list-item>
          <text:list text:continue-numbering="true">
            <text:list-item>
              <text:h text:style-name="Heading_20_2" text:outline-level="2">grammatical-info</text:h>
            </text:list-item>
          </text:list>
        </text:list-item>
      </text:list>
      <text:p text:style-name="Standard">This range-set contains a standard set of grammatical information identifiers.</text:p>
      <text:list text:style-name="Outline" text:continue-numbering="true">
        <text:list-item>
          <text:list text:continue-numbering="true">
            <text:list-item>
              <text:h text:style-name="Heading_20_2" text:outline-level="2">lexical</text:h>
            </text:list-item>
          </text:list>
        </text:list-item>
      </text:list>
      <text:p text:style-name="Standard">This set lists various lexical relations. Users may add others that they need.</text:p>
      <text:list text:style-name="Outline" text:continue-numbering="true">
        <text:list-item>
          <text:list text:continue-numbering="true">
            <text:list-item>
              <text:list text:continue-numbering="true">
                <text:list-item>
                  <text:h text:style-name="Heading_20_3" text:outline-level="3">Elements</text:h>
                </text:list-item>
              </text:list>
            </text:list-item>
          </text:list>
        </text:list-item>
      </text:list>
      <text:p text:style-name="AttribDesc"><text:span text:style-name="code"><text:span text:style-name="T8">ref</text:span></text:span><text:tab/>General cross reference.</text:p>
      <text:p text:style-name="AttribDesc"><text:span text:style-name="code"><text:span text:style-name="T8">main</text:span></text:span><text:tab/>Reference to a main entry from a minor entry.</text:p>
      <text:p text:style-name="AttribDesc"><text:span text:style-name="code"><text:span text:style-name="T8">isa</text:span></text:span><text:tab/>The gen-spec relation where the special relates to the general.</text:p>
      <text:p text:style-name="AttribDesc"><text:span text:style-name="code"><text:span text:style-name="T8">kindof</text:span></text:span> <text:tab/>The kind-of relation in which the <text:span text:style-name="code">Sense</text:span> is a kind of another sense.</text:p>
      <text:p text:style-name="AttribDesc"><text:span text:style-name="code"><text:span text:style-name="T8">actor</text:span></text:span><text:tab/>The actor of this verb</text:p>
      <text:p text:style-name="AttribDesc"><text:span text:style-name="code"><text:span text:style-name="T8">undergoer</text:span></text:span><text:tab/>The undergoer of this verb</text:p>
      <text:p text:style-name="AttribDesc"><text:span text:style-name="code"><text:span text:style-name="T8">component</text:span></text:span><text:tab/>This word is grammatically built from these components.</text:p>
      <text:list text:style-name="Outline" text:continue-numbering="true">
        <text:list-item>
          <text:list text:continue-numbering="true">
            <text:list-item>
              <text:h text:style-name="Heading_20_2" text:outline-level="2">note-type</text:h>
            </text:list-item>
          </text:list>
        </text:list-item>
      </text:list>
      <text:p text:style-name="Standard">This lists all the different note types that are in the various standards</text:p>
      <text:list text:style-name="Outline" text:continue-numbering="true">
        <text:list-item>
          <text:list text:continue-numbering="true">
            <text:list-item>
              <text:list text:continue-numbering="true">
                <text:list-item>
                  <text:h text:style-name="Heading_20_3" text:outline-level="3"><text:soft-page-break/>Elements</text:h>
                </text:list-item>
              </text:list>
            </text:list-item>
          </text:list>
        </text:list-item>
      </text:list>
      <text:p text:style-name="AttribDesc"><text:span text:style-name="code"><text:span text:style-name="T8">anthropology</text:span></text:span><text:tab/>Gives anthropological information.</text:p>
      <text:p text:style-name="AttribDesc"><text:span text:style-name="code"><text:span text:style-name="T8">biblography</text:span></text:span><text:tab/>Biblographic information.</text:p>
      <text:p text:style-name="AttribDesc"><text:span text:style-name="code"><text:span text:style-name="T8">comment</text:span></text:span><text:tab/>This note is an arbitrary comment not for publication</text:p>
      <text:p text:style-name="AttribDesc"><text:span text:style-name="code"><text:span text:style-name="T8">discourse</text:span></text:span><text:tab/>Gives discourse information about a sense.</text:p>
      <text:p text:style-name="AttribDesc"><text:span text:style-name="code"><text:span text:style-name="T8">encyclopedic</text:span></text:span><text:tab/><text:tab/>This note gives encyclopedic information.</text:p>
      <text:p text:style-name="AttribDesc"><text:span text:style-name="code"><text:span text:style-name="T8">general</text:span></text:span><text:tab/>General notes that do not fall in another clear category</text:p>
      <text:p text:style-name="AttribDesc"><text:span text:style-name="code"><text:span text:style-name="T8">grammar</text:span></text:span><text:tab/>Gives grammatical information about a word.</text:p>
      <text:p text:style-name="AttribDesc"><text:span text:style-name="code"><text:span text:style-name="T8">phonology</text:span></text:span><text:tab/>Gives phonological information about a word.</text:p>
      <text:p text:style-name="AttribDesc"><text:span text:style-name="code"><text:span text:style-name="T8">questions</text:span></text:span><text:tab/>Contains questions yet to be answered</text:p>
      <text:p text:style-name="AttribDesc"><text:span text:style-name="code"><text:span text:style-name="T8">restrictions</text:span></text:span><text:tab/>Gives information on the restriction of usage of a word.</text:p>
      <text:p text:style-name="AttribDesc"><text:span text:style-name="code"><text:span text:style-name="T8">scientific_name</text:span></text:span><text:tab/>Gives the scientific name of a sense</text:p>
      <text:p text:style-name="AttribDesc"><text:span text:style-name="code"><text:span text:style-name="T8">sociolinguistics</text:span></text:span><text:tab/>Gives sociolinguistic information about a sense.</text:p>
      <text:p text:style-name="AttribDesc"><text:span text:style-name="code"><text:span text:style-name="T8">source</text:span></text:span><text:tab/>Contains information on sources</text:p>
      <text:p text:style-name="AttribDesc"><text:span text:style-name="code"><text:span text:style-name="T8">usage</text:span></text:span><text:tab/>Gives information on usage</text:p>
      <text:list text:style-name="Outline" text:continue-numbering="true">
        <text:list-item>
          <text:list text:continue-numbering="true">
            <text:list-item>
              <text:h text:style-name="Heading_20_2" text:outline-level="2">paradigm</text:h>
            </text:list-item>
          </text:list>
        </text:list-item>
      </text:list>
      <text:p text:style-name="Standard">LIFT makes no explicit reference to the <text:span text:style-name="code">paradigm</text:span> range-set, but it is an important enough concept as to be centrally named.</text:p>
      <text:list text:style-name="Outline" text:continue-numbering="true">
        <text:list-item>
          <text:list text:continue-numbering="true">
            <text:list-item>
              <text:list text:continue-numbering="true">
                <text:list-item>
                  <text:h text:style-name="Heading_20_3" text:outline-level="3">Elements</text:h>
                </text:list-item>
              </text:list>
            </text:list-item>
          </text:list>
        </text:list-item>
      </text:list>
      <text:p text:style-name="AttribDesc"><text:span text:style-name="code"><text:span text:style-name="T8">1d</text:span></text:span><text:tab/>1<text:span text:style-name="T9">st</text:span> dual</text:p>
      <text:p text:style-name="AttribDesc"><text:span text:style-name="code"><text:span text:style-name="T8">1e</text:span></text:span><text:tab/>1<text:span text:style-name="T9">st</text:span> exclusive</text:p>
      <text:p text:style-name="AttribDesc"><text:span text:style-name="code"><text:span text:style-name="T8">1i</text:span></text:span><text:tab/>1<text:span text:style-name="T9">st</text:span> inclusive</text:p>
      <text:p text:style-name="AttribDesc"><text:span text:style-name="code"><text:span text:style-name="T8">1p</text:span></text:span><text:tab/>1<text:span text:style-name="T9">st</text:span> person plural</text:p>
      <text:p text:style-name="AttribDesc"><text:span text:style-name="code"><text:span text:style-name="T8">1s</text:span></text:span><text:tab/>1<text:span text:style-name="T9">st</text:span> person singular</text:p>
      <text:p text:style-name="AttribDesc"><text:span text:style-name="code"><text:span text:style-name="T8">2d</text:span></text:span><text:tab/>2<text:span text:style-name="T9">nd</text:span> dual</text:p>
      <text:p text:style-name="AttribDesc"><text:span text:style-name="code"><text:span text:style-name="T8">2p</text:span></text:span><text:tab/>2<text:span text:style-name="T9">nd</text:span> plural</text:p>
      <text:p text:style-name="AttribDesc"><text:span text:style-name="code"><text:span text:style-name="T8">2s</text:span></text:span><text:tab/>2<text:span text:style-name="T9">nd</text:span> singular</text:p>
      <text:p text:style-name="AttribDesc"><text:span text:style-name="code"><text:span text:style-name="T8">3d</text:span></text:span><text:tab/>3<text:span text:style-name="T9">rd</text:span> dual</text:p>
      <text:p text:style-name="AttribDesc"><text:span text:style-name="code"><text:span text:style-name="T8">3p</text:span></text:span><text:tab/>3<text:span text:style-name="T9">rd</text:span> plural</text:p>
      <text:p text:style-name="AttribDesc"><text:span text:style-name="code"><text:span text:style-name="T8">3s</text:span></text:span><text:tab/>3<text:span text:style-name="T9">rd</text:span> singular</text:p>
      <text:p text:style-name="AttribDesc"><text:span text:style-name="code"><text:span text:style-name="T8">non-dual</text:span></text:span><text:tab/>non-human or inanimate dual</text:p>
      <text:p text:style-name="AttribDesc"><text:span text:style-name="code"><text:span text:style-name="T8">non-plural</text:span></text:span><text:tab/>non-human or inanimate plural</text:p>
      <text:p text:style-name="AttribDesc"><text:span text:style-name="code"><text:span text:style-name="T8">non-sing</text:span></text:span><text:tab/>non-human or inanimate singulare</text:p>
      <text:p text:style-name="AttribDesc"><text:span text:style-name="code"><text:span text:style-name="T8">plural</text:span></text:span><text:tab/>plural form</text:p>
      <text:p text:style-name="AttribDesc"><text:span text:style-name="code"><text:span text:style-name="T8">redup</text:span></text:span><text:tab/>reduplication form</text:p>
      <text:p text:style-name="AttribDesc"><text:span text:style-name="code"><text:span text:style-name="T8">sing</text:span></text:span><text:tab/>singular</text:p>
      <text:list text:style-name="Outline" text:continue-numbering="true">
        <text:list-item>
          <text:list text:continue-numbering="true">
            <text:list-item>
              <text:h text:style-name="Heading_20_2" text:outline-level="2"><text:soft-page-break/>reversal-type</text:h>
            </text:list-item>
          </text:list>
        </text:list-item>
      </text:list>
      <text:p text:style-name="Standard">While LIFT reserves the name of this range set, it is empty and should be added to either at the area/entity level or also for a particular project.</text:p>
      <text:list text:style-name="Outline" text:continue-numbering="true">
        <text:list-item>
          <text:list text:continue-numbering="true">
            <text:list-item>
              <text:h text:style-name="Heading_20_2" text:outline-level="2">semantic_domain</text:h>
            </text:list-item>
          </text:list>
        </text:list-item>
      </text:list>
      <text:p text:style-name="Standard">This is the primary semantic domain range set. Other range sets may be used for specific semantic domain classifications.</text:p>
      <text:list text:style-name="Outline" text:continue-numbering="true">
        <text:list-item>
          <text:list text:continue-numbering="true">
            <text:list-item>
              <text:h text:style-name="Heading_20_2" text:outline-level="2">status</text:h>
            </text:list-item>
          </text:list>
        </text:list-item>
      </text:list>
      <text:p text:style-name="Standard">Gives the status of a particular element, for example whether a certain check has been applied.</text:p>
      <text:list text:style-name="Outline" text:continue-numbering="true">
        <text:list-item>
          <text:list text:continue-numbering="true">
            <text:list-item>
              <text:h text:style-name="Heading_20_2" text:outline-level="2">users</text:h>
            </text:list-item>
          </text:list>
        </text:list-item>
      </text:list>
      <text:p text:style-name="Standard">Gives a list of users as used by annotations.</text:p>
      <text:list text:style-name="Outline" text:continue-numbering="true">
        <text:list-item>
          <text:h text:style-name="Heading_20_1" text:outline-level="1">Examples</text:h>
        </text:list-item>
      </text:list>
      <text:p text:style-name="Standard">This section contains various examples, most of which use the MDF SFM schema, and how they would be stored in LIFT.</text:p>
      <text:list text:style-name="Outline" text:continue-numbering="true">
        <text:list-item>
          <text:list text:continue-numbering="true">
            <text:list-item>
              <text:h text:style-name="Heading_20_2" text:outline-level="2">Simple Records</text:h>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10">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2">&lt;!--</text:span><text:span text:style-name="T13">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2">&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10">abat</text:span> <text:span text:style-name="T5">n.</text:span> grove; <text:span text:style-name="T5">dusun.</text:span> <text:span text:style-name="T11">Kbwai abatke ti ksweruk nurare.</text:span> I went to the coconut groves to clear the grass. <text:span text:style-name="T5">Saya pergi menyiangi dusun kelapa.</text:span> <text:span text:style-name="T11">Kbwa ti ktwan nurke o abatke.</text:span> I'm going to plant coconut trees in the grove. <text:span text:style-name="T5">Saya pergi tanam kelapa di dusun.</text:span> This is <text:span text:style-name="T14">not</text:span><text:span text:style-name="T15"> limited to coconut groves but is used for mangoes, etc. </text:span><text:span text:style-name="T6">Sg:</text:span><text:span text:style-name="T11">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list text:style-name="Outline" text:continue-numbering="true">
        <text:list-item>
          <text:list text:continue-numbering="true">
            <text:list-item>
              <text:h text:style-name="Heading_20_2" text:outline-level="2">Subentries</text:h>
            </text:list-item>
          </text:list>
        </text:list-item>
      </text:list>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text:style-name="L5">
        <text:list-item>
          <text:p text:style-name="P18">Store the subentry in the entry as a sub-element. LIFT does not do this. All entries are full <text:span text:style-name="code">entry</text:span> elements.</text:p>
        </text:list-item>
        <text:list-item>
          <text:p text:style-name="P18">Store a marker in the subentry referring back to the main entry under which this subentry occurs. This can be done using a <text:span text:style-name="code">subhead</text:span> relation.</text:p>
        </text:list-item>
        <text:list-item>
          <text:p text:style-name="P18">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10">brush</text:span> <text:span text:style-name="T5">n.</text:span> bristly instrument used for cleaning, arranging, or applying a liquid to something</text:p>
              <text:p text:style-name="P5"><text:span text:style-name="T10">hairbrush</text:span> <text:span text:style-name="T5">n.</text:span> kind of brush typically with stiff one inch long bristles loosely spaced arranged perpendicularly to the handle for rearranging hair.</text:p>
              <text:p text:style-name="P5"><text:span text:style-name="T10">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type=”subentry” ref="hairbrush"/&gt;</text:p>
              <text:p text:style-name="Preformatted_20_Text"><text:s text:c="4"/>&lt;relation typ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list text:style-name="Outline" text:continue-numbering="true">
        <text:list-item>
          <text:list text:continue-numbering="true">
            <text:list-item>
              <text:h text:style-name="P8" text:outline-level="2"><text:soft-page-break/>Reverse Index</text:h>
            </text:list-item>
          </text:list>
        </text:list-item>
      </text:list>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10">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list text:style-name="Outline" text:continue-numbering="true">
        <text:list-item>
          <text:list text:continue-numbering="true">
            <text:list-item>
              <text:h text:style-name="Heading_20_2" text:outline-level="2">Lexical Relations</text:h>
            </text:list-item>
          </text:list>
        </text:list-item>
      </text:list>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10">hete</text:span> <text:span text:style-name="T5">vt.</text:span> cut into sections for use. <text:span text:style-name="T5">Gen</text:span>: <text:span text:style-name="T11">lata</text:span> ‘cut’. <text:span text:style-name="T5">Prdm</text:span>: <text:span text:style-name="T11">-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type="gen" ref="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10">ahul</text:span> <text:span text:style-name="T5">n.</text:span> lime slaked from burning seashells and used as an ingredient in chewing betelnut. <text:span text:style-name="T5">SynD</text:span>: <text:span text:style-name="T11">ahul</text:span> ‘Lisela, Rana dialects’. <text:span text:style-name="T5">Etym</text:span>: <text:span text:style-name="T11">*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2"/>&lt;/sense&gt;</text:p>
              <text:p text:style-name="Preformatted_20_Text"><text:s text:c="2"/>&lt;etymology type="proto"&gt;</text:p>
              <text:p text:style-name="Preformatted_20_Text"><text:s text:c="4"/>&lt;form lang="x-proto-ind"&gt;&lt;text&gt;apuR&lt;/text&gt;&lt;/form&gt;</text:p>
              <text:p text:style-name="Preformatted_20_Text"><text:s text:c="4"/>&lt;gloss&gt;&lt;form lang="eng"&gt;&lt;text&gt;lime, chalk&lt;/text&gt;&lt;/form&gt;&lt;/gloss&gt;</text:p>
              <text:p text:style-name="Preformatted_20_Text"><text:s text:c="2"/>&lt;/etymology&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list text:style-name="Outline" text:continue-numbering="true">
        <text:list-item>
          <text:list text:continue-numbering="true">
            <text:list-item>
              <text:h text:style-name="Heading_20_2" text:outline-level="2">Hierarchies</text:h>
            </text:list-item>
          </text:list>
        </text:list-item>
      </text:list>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list text:style-name="Outline" text:continue-numbering="true">
        <text:list-item>
          <text:list text:continue-numbering="true">
            <text:list-item>
              <text:h text:style-name="Heading_20_2" text:outline-level="2">Multiple Scripts</text:h>
            </text:list-item>
          </text:list>
        </text:list-item>
      </text:list>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6">jɔ̃dẽ̀</text:span></text:p>
              <text:p text:style-name="Preformatted_20_Text">\lxt ยองเด่ง</text:p>
              <text:p text:style-name="Preformatted_20_Text">\dia Ratburi</text:p>
              <text:p text:style-name="Preformatted_20_Text">\a <text:span text:style-name="T16">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6">jɔ̃dẽ̀</text:span>"&gt;</text:p>
              <text:p text:style-name="Preformatted_20_Text"><text:s text:c="2"/>&lt;lexical-unit&gt;</text:p>
              <text:p text:style-name="Preformatted_20_Text"><text:s text:c="4"/>&lt;form lang="und-fonipa"&gt;&lt;text&gt;<text:span text:style-name="T16">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6">jə̀ŋɗɐ̃̀ʲ</text:span>&lt;/text&gt;&lt;/form&gt;</text:p>
              <text:p text:style-name="Preformatted_20_Text"><text:s text:c="2"/>&lt;/variant&gt;</text:p>
              <text:p text:style-name="Preformatted_20_Text"><text:s text:c="2"/>&lt;sense id="<text:span text:style-name="T16">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list text:style-name="Outline" text:continue-numbering="true">
        <text:list-item>
          <text:h text:style-name="Heading_20_1" text:outline-level="1">Implementation</text:h>
        </text:list-item>
      </text:list>
      <text:p text:style-name="Standard">This section examines various issues regarding the implementation of applications that may use LIFT.</text:p>
      <text:list text:style-name="Outline" text:continue-numbering="true">
        <text:list-item>
          <text:list text:continue-numbering="true">
            <text:list-item>
              <text:h text:style-name="Heading_20_2" text:outline-level="2">Lift Conformance</text:h>
            </text:list-item>
          </text:list>
        </text:list-item>
      </text:list>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list text:style-name="Outline" text:continue-numbering="true">
        <text:list-item>
          <text:list text:continue-numbering="true">
            <text:list-item>
              <text:h text:style-name="Heading_20_2" text:outline-level="2">Single Pass Generation</text:h>
            </text:list-item>
          </text:list>
        </text:list-item>
      </text:list>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list text:style-name="Outline" text:continue-numbering="true">
        <text:list-item>
          <text:list text:continue-numbering="true">
            <text:list-item>
              <text:list text:continue-numbering="true">
                <text:list-item>
                  <text:h text:style-name="Heading_20_3" text:outline-level="3">Refid generation</text:h>
                </text:list-item>
              </text:list>
            </text:list-item>
          </text:list>
        </text:list-item>
      </text:list>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list text:style-name="Outline" text:continue-numbering="true">
        <text:list-item>
          <text:list text:continue-numbering="true">
            <text:list-item>
              <text:list text:continue-numbering="true">
                <text:list-item>
                  <text:h text:style-name="Heading_20_3" text:outline-level="3">Generating LIFT</text:h>
                </text:list-item>
              </text:list>
            </text:list-item>
          </text:list>
        </text:list-item>
      </text:list>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list text:style-name="Outline" text:continue-numbering="true">
        <text:list-item>
          <text:list text:continue-numbering="true">
            <text:list-item>
              <text:list text:continue-numbering="true">
                <text:list-item>
                  <text:h text:style-name="Heading_20_3" text:outline-level="3">Subentries</text:h>
                </text:list-item>
              </text:list>
            </text:list-item>
          </text:list>
        </text:list-item>
      </text:list>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list text:style-name="Outline" text:continue-numbering="true">
        <text:list-item>
          <text:list text:continue-numbering="true">
            <text:list-item>
              <text:h text:style-name="Heading_20_2" text:outline-level="2"><text:soft-page-break/>Multiple Passes</text:h>
            </text:list-item>
          </text:list>
        </text:list-item>
      </text:list>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21">Creation of subentry reference lists</text:p>
        </text:list-item>
        <text:list-item>
          <text:p text:style-name="P21">Split morphological segments into separate lexical relational elements</text:p>
        </text:list-item>
      </text:list>
      <text:list text:style-name="Outline" text:continue-numbering="true">
        <text:list-item>
          <text:list text:continue-numbering="true">
            <text:list-item>
              <text:h text:style-name="Heading_20_2" text:outline-level="2">Roundtrip Requirements</text:h>
            </text:list-item>
          </text:list>
        </text:list-item>
      </text:list>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list text:style-name="Outline" text:continue-numbering="true">
        <text:list-item>
          <text:list text:continue-numbering="true">
            <text:list-item>
              <text:h text:style-name="Heading_20_2" text:outline-level="2">Merging XML</text:h>
            </text:list-item>
          </text:list>
        </text:list-item>
      </text:list>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list text:style-name="Outline" text:continue-numbering="true">
        <text:list-item>
          <text:h text:style-name="Heading_20_1" text:outline-level="1">Change History</text:h>
          <text:list>
            <text:list-item>
              <text:h text:style-name="Heading_20_2" text:outline-level="2">Initial Development</text:h>
            </text:list-item>
          </text:list>
        </text:list-item>
      </text:list>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7">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text:p text:style-name="Standard">0.11.3<text:tab/>MJPH<text:tab/><text:tab/>11/Jan/2008<text:tab/><text:tab/>Fix UML for <text:span text:style-name="Source_20_Text">etymology</text:span> and <text:span text:style-name="Source_20_Text">example</text:span>s; make outer level <text:tab/><text:tab/><text:tab/><text:tab/><text:tab/><text:tab/><text:tab/><text:tab/><text:tab/><text:span text:style-name="Source_20_Text">spans</text:span> redundant; fix <text:span text:style-name="Source_20_Text">relation</text:span>s in examples. Fix <text:tab/><text:tab/><text:tab/><text:tab/><text:tab/><text:tab/><text:tab/><text:tab/><text:tab/><text:tab/><text:tab/><text:span text:style-name="Source_20_Text">trait/status</text:span> to become <text:span text:style-name="Source_20_Text">trait/annotation</text:span>. Also <text:tab/><text:tab/><text:tab/><text:tab/><text:tab/><text:tab/><text:tab/><text:tab/><text:tab/><text:tab/><text:tab/><text:span text:style-name="Source_20_Text">field/annotation</text:span> is no longer an attribute.</text:p>
      <text:p text:style-name="Standard"><text:soft-page-break/>0.12<text:tab/>MJPH<text:tab/><text:tab/>15/Jan/2008<text:tab/><text:tab/>Allow full <text:span text:style-name="Source_20_Text">range</text:span> definitions within a LIFT file. Move <text:tab/><text:tab/><text:tab/><text:tab/><text:tab/><text:tab/><text:tab/><text:tab/><text:tab/><text:tab/><text:span text:style-name="Source_20_Text">etymology</text:span> to <text:span text:style-name="Source_20_Text">entry</text:span> from <text:span text:style-name="Source_20_Text">sense</text:span>. Add <text:tab/><text:tab/><text:tab/><text:tab/><text:tab/> <text:s/><text:tab/><text:tab/><text:tab/><text:tab/><text:tab/><text:tab/><text:tab/><text:tab/><text:tab/><text:span text:style-name="Source_20_Text">reversal/grammatical-inf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list-style-name="Outline" style:class="text" style:master-page-name="" style:default-outline-level="2">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list-style-name="Outline"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list-style-name="Outline"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list-style-name="Outline"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list-style-name="Outline"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2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0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8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6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4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2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016in" style:type="right" style:leader-style="dotted" style:leader-tex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Page_20_Number"><text:span text:style-name="T2">Page </text:span></text:span><text:span text:style-name="T2"><text:page-number text:select-page="current">33</text:page-number></text:span><text:span text:style-name="Page_20_Number"><text:span text:style-name="T2"> of </text:span></text:span><text:span text:style-name="T2"><text:page-count style:num-format="1">33</text:page-count></text:span><text:span text:style-name="Page_20_Number"><text:span text:style-name="T2"><text:tab/></text:span></text:span><text:span text:style-name="T3">DRAFT</text:span></text:p>
        <text:p text:style-name="P2"><text:span text:style-name="T4"><text:initial-creator>Martin Hosken</text:initial-creator></text:span><text:span text:style-name="T4"> <text:s text:c="2"/></text:span><text:span text:style-name="T4"><text:print-date style:data-style-name="N106">August 02, 2006</text:print-date></text:span><text:span text:style-name="Page_20_Number"><text:span text:style-name="T4"> <text:s text:c="2"/>Rev: </text:span></text:span><text:span text:style-name="T4"><text:editing-cycles>374</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Lexicon Interchange Format</dc:title>
    <dc:subject>A Description</dc:subject>
    <meta:initial-creator>Martin Hosken</meta:initial-creator>
    <meta:creation-date>2006-07-07T09:27:58</meta:creation-date>
    <dc:creator>Martin Hosken</dc:creator>
    <dc:date>2008-01-15T11:15:33</dc:date>
    <meta:printed-by>Martin Hosken</meta:printed-by>
    <meta:print-date>2006-08-02T10:34:15</meta:print-date>
    <meta:editing-cycles>374</meta:editing-cycles>
    <meta:editing-duration>P15DT7H55M29S</meta:editing-duration>
    <meta:template xlink:type="simple" xlink:actuate="onRequest"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3" meta:paragraph-count="829" meta:word-count="10370" meta:character-count="62977"/>
  </office:meta>
</office:document-meta>
</file>